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DetailId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rderDetailId.OrderDetailId( Integer orderNumber , String produc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DetailId.setOrderNumber( Integer order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DetailId.OrderDetai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rderDetailId.getOrder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DetailId.getProduc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DetailId.setProductCode( String produc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DetailId.equals( Object oth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